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aa60b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20"/>
      <text:p text:style-name="P120"/>
      <text:p text:style-name="P120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20"/>
      <text:p text:style-name="P120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20"/>
      <text:p text:style-name="P120"/>
      <text:p text:style-name="P120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20"/>
      <text:p text:style-name="P120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21"/>
      <text:p text:style-name="P131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22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23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23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24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32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25"/>
      <text:p text:style-name="P125"/>
      <text:p text:style-name="P125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25"/>
      <text:p text:style-name="P125"/>
      <text:p text:style-name="P125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26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27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28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29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30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33"/>
      <text:p text:style-name="P133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34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35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36"/>
      <text:p text:style-name="P136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37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37"/>
      <text:p text:style-name="P137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38"/>
      <text:p text:style-name="P138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39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69"/>
      <text:p text:style-name="P139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40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41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42"/>
      <text:p text:style-name="P142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42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43"/>
      <text:p text:style-name="P143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44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44"/>
      <text:p text:style-name="P144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44">D<text:span text:style-name="T12">imecres<text:tab/>22/11/23</text:span><text:span text:style-name="T24"> </text:span></text:p>
      <text:p text:style-name="P167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44"/>
      <text:p text:style-name="P144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45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70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46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68">01, 04 i 05/12/23</text:p>
      <text:p text:style-name="P78">Període d'exàmens.</text:p>
      <text:p text:style-name="P57"/>
      <text:p text:style-name="P147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48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49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50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51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52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53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54"/>
      <text:p text:style-name="P154">************************************ <text:s text:c="2"/><text:span text:style-name="T34">2024 <text:s text:c="2"/></text:span>************************************</text:p>
      <text:p text:style-name="P154"/>
      <text:p text:style-name="P154"/>
      <text:p text:style-name="P154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55"/>
      <text:p text:style-name="P171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56"/>
      <text:p text:style-name="P156">D<text:span text:style-name="T12">ijous</text:span><text:tab/><text:tab/><text:span text:style-name="T35">11</text:span>/<text:span text:style-name="T33">01</text:span>/2<text:span text:style-name="T33">4</text:span></text:p>
      <text:p text:style-name="P100">Comentem apunts <text:a xlink:type="simple" xlink:href="https://paulinoposada.github.io/web_mec/documents/materiales_1.pdf">Materials 1</text:a> fins 3.2.9 Resistència a la radiació solar</text:p>
      <text:p text:style-name="P92"/>
      <text:p text:style-name="P157">D<text:span text:style-name="T12">illuns<text:tab/>15</text:span>/<text:span text:style-name="T33">01</text:span>/2<text:span text:style-name="T33">4</text:span></text:p>
      <text:p text:style-name="P101"><text:span text:style-name="T36">Acabem de comentar</text:span> apunts <text:a xlink:type="simple" xlink:href="https://paulinoposada.github.io/web_mec/documents/materiales_1.pdf">Materials 1</text:a>.</text:p>
      <text:p text:style-name="P102">Comentem soldadura tova.</text:p>
      <text:p text:style-name="P107">Faig demostració de soldadura tova.</text:p>
      <text:p text:style-name="P93"/>
      <text:p text:style-name="P158">D<text:span text:style-name="T12">imarts</text:span><text:tab/><text:span text:style-name="T35">16</text:span>/<text:span text:style-name="T33">01</text:span>/2<text:span text:style-name="T33">4</text:span></text:p>
      <text:p text:style-name="P103">Comen<text:span text:style-name="T37">c</text:span>em <text:span text:style-name="T37">amb pràctica </text:span>soldadura tova.</text:p>
      <text:p text:style-name="P108"/>
      <text:p text:style-name="P94"/>
      <text:p text:style-name="P159">D<text:span text:style-name="T12">imecres</text:span><text:tab/><text:span text:style-name="T35">17</text:span>/<text:span text:style-name="T33">01</text:span>/2<text:span text:style-name="T33">4</text:span></text:p>
      <text:p text:style-name="P104">Co<text:span text:style-name="T38">ntinuem pràctica </text:span>soldadura tova. <text:span text:style-name="T38">Termina de soldar mig grup.</text:span></text:p>
      <text:p text:style-name="P109"/>
      <text:p text:style-name="P160">D<text:span text:style-name="T12">ijous</text:span><text:tab/><text:tab/><text:span text:style-name="T35">18</text:span>/<text:span text:style-name="T33">01</text:span>/2<text:span text:style-name="T33">4</text:span></text:p>
      <text:p text:style-name="P105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0"/>
      <text:p text:style-name="P161">D<text:span text:style-name="T12">illuns<text:tab/>22</text:span>/<text:span text:style-name="T33">01</text:span>/2<text:span text:style-name="T33">4</text:span></text:p>
      <text:p text:style-name="P112">Baixem el taller, feim soldadura tova de coure i comencem amb soldadura d'arc.</text:p>
      <text:p text:style-name="P95"/>
      <text:p text:style-name="P162">D<text:span text:style-name="T12">imarts<text:tab/>23</text:span>/<text:span text:style-name="T33">01</text:span>/2<text:span text:style-name="T33">4</text:span></text:p>
      <text:p text:style-name="P113">Baixem el taller, <text:span text:style-name="T40">continuem</text:span> amb soldadura d'arc.</text:p>
      <text:p text:style-name="P96"/>
      <text:p text:style-name="P162">D<text:span text:style-name="T12">imecres<text:tab/>24</text:span>/<text:span text:style-name="T33">01</text:span>/2<text:span text:style-name="T33">4</text:span></text:p>
      <text:p text:style-name="P113">Baixem el taller, <text:span text:style-name="T40">continuem</text:span> amb soldadura d'arc.</text:p>
      <text:p text:style-name="P113"/>
      <text:p text:style-name="P163">D<text:span text:style-name="T12">ijous</text:span><text:tab/><text:tab/><text:span text:style-name="T41">25</text:span>/<text:span text:style-name="T33">01</text:span>/2<text:span text:style-name="T33">4</text:span></text:p>
      <text:p text:style-name="P106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64">D<text:span text:style-name="T12">illuns<text:tab/>29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7"/>
      <text:p text:style-name="P165">D<text:span text:style-name="T12">imarts<text:tab/>30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8"/>
      <text:p text:style-name="P165">D<text:span text:style-name="T12">imecres<text:tab/>31</text:span>/<text:span text:style-name="T33">01</text:span>/2<text:span text:style-name="T33">4</text:span></text:p>
      <text:p text:style-name="P115">Baix<text:span text:style-name="T42">a.</text:span></text:p>
      <text:p text:style-name="P98"/>
      <text:p text:style-name="P165">D<text:span text:style-name="T12">ijous<text:tab/><text:tab/>01</text:span>/<text:span text:style-name="T33">02</text:span>/2<text:span text:style-name="T33">4</text:span></text:p>
      <text:p text:style-name="P115">Baix<text:span text:style-name="T42">a.</text:span></text:p>
      <text:p text:style-name="P97"/>
      <text:p text:style-name="P166">D<text:span text:style-name="T12">illuns<text:tab/>05</text:span>/<text:span text:style-name="T33">02</text:span>/2<text:span text:style-name="T33">4</text:span></text:p>
      <text:p text:style-name="P118">Comentem document mec_materiales.pdf, pàg. 1 a 4.</text:p>
      <text:p text:style-name="P116">Baixem el taller, <text:span text:style-name="T40">continuem</text:span> amb soldadura d'arc.</text:p>
      <text:p text:style-name="P99"/>
      <text:p text:style-name="P97"/>
      <text:p text:style-name="P172">D<text:span text:style-name="T12">imarts<text:tab/>06</text:span>/<text:span text:style-name="T33">02</text:span>/2<text:span text:style-name="T33">4</text:span></text:p>
      <text:p text:style-name="P119">Comentem document mec_materiales.pdf, pàg. <text:span text:style-name="T43">5</text:span> a <text:span text:style-name="T43">7</text:span>.</text:p>
      <text:p text:style-name="P117">Baixem el taller, <text:span text:style-name="T40">continuem</text:span> amb soldadura d'arc.</text:p>
      <text:p text:style-name="P175"/>
      <text:p text:style-name="P175">D<text:span text:style-name="T12">imecres<text:tab/>07</text:span>/<text:span text:style-name="T33">02</text:span>/2<text:span text:style-name="T33">4</text:span></text:p>
      <text:p text:style-name="P174">Baixem el taller, <text:span text:style-name="T40">continuem</text:span> amb soldadura d'arc. <text:span text:style-name="T44">Grup 1.</text:span></text:p>
      <text:p text:style-name="P1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7T20:09:37.085995359</dc:date>
    <meta:editing-duration>PT30M48S</meta:editing-duration>
    <meta:editing-cycles>74</meta:editing-cycles>
    <meta:document-statistic meta:table-count="0" meta:image-count="0" meta:object-count="0" meta:page-count="7" meta:paragraph-count="192" meta:word-count="963" meta:character-count="6615" meta:non-whitespace-character-count="5800"/>
  </office:meta>
</office:document-meta>
</file>